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482cm"/>
    </style:style>
    <style:style style:name="co2" style:family="table-column">
      <style:table-column-properties fo:break-before="auto" style:column-width="4.366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17.38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color="#111111"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Pacote</text:p>
          </table:table-cell>
          <table:table-cell table:style-name="ce1" office:value-type="string" calcext:value-type="string">
            <text:p>Classe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Desenvolvedor</text:p>
          </table:table-cell>
          <table:table-cell table:style-name="ce1" office:value-type="string" calcext:value-type="string">
            <text:p>Dependências</text:p>
          </table:table-cell>
          <table:table-cell table:style-name="ce1" office:value-type="string" calcext:value-type="string">
            <text:p>Herança/Implementação</text:p>
          </table:table-cell>
          <table:table-cell table:style-name="ce1" office:value-type="string" calcext:value-type="string">
            <text:p>status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DataManage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datamanager.connection</text:p>
          </table:table-cell>
          <table:table-cell office:value-type="string" calcext:value-type="string">
            <text:p>Config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table:number-columns-repeated="2"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connection</text:p>
          </table:table-cell>
          <table:table-cell office:value-type="string" calcext:value-type="string">
            <text:p>ConnectionManag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onfig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Response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ResponseType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Response, ResponseType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.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datamanager</text:p>
          </table:table-cell>
          <table:table-cell office:value-type="string" calcext:value-type="string">
            <text:p>EntityManager</text:p>
          </table:table-cell>
          <table:table-cell office:value-type="string" calcext:value-type="string">
            <text:p>interface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</text:p>
          </table:table-cell>
          <table:table-cell/>
          <table:table-cell office:value-type="string" calcext:value-type="string">
            <text:p>FEITO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Entity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Pessoa</text:p>
          </table:table-cell>
          <table:table-cell office:value-type="string" calcext:value-type="string">
            <text:p>abstract 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Usu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.funcionario</text:p>
          </table:table-cell>
          <table:table-cell office:value-type="string" calcext:value-type="string">
            <text:p>MapaDeServic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.funcionario</text:p>
          </table:table-cell>
          <table:table-cell office:value-type="string" calcext:value-type="string">
            <text:p>Funcionari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Usuario, Pessoa</text:p>
          </table:table-cell>
          <table:table-cell office:value-type="string" calcext:value-type="string">
            <text:p>Pessoa, Serializable</text:p>
          </table:table-cell>
          <table:table-cell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Termina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Setor</text:p>
          </table:table-cell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Grup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table:style-name="ce2" office:value-type="string" calcext:value-type="string" table:number-columns-spanned="7" table:number-rows-spanned="1">
            <text:p>Server</text:p>
          </table:table-cell>
          <table:covered-table-cell table:number-columns-repeated="6"/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Pessoa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ParcialDataAccessObject, DataAccessResponse, ResponseType, Pessoa</text:p>
          </table:table-cell>
          <table:table-cell office:value-type="string" calcext:value-type="string">
            <text:p>Parcial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Setor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DataAccessObject, DataAccessResponse, ResponseType, Setor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Usu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Usuari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MapaDeServic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MapaDeServic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Funcionari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DataAccessObject, DataAccessResponse, ResponseType, Funcionario, Usuario, UsuarioDAO, PessoaDAO</text:p>
          </table:table-cell>
          <table:table-cell office:value-type="string" calcext:value-type="string">
            <text:p>DataAccessObject</text:p>
          </table:table-cell>
          <table:table-cell/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Grupo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DataAccessObject, DataAccessResponse, ResponseType, Grup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dao</text:p>
          </table:table-cell>
          <table:table-cell office:value-type="string" calcext:value-type="string">
            <text:p>TerminalDAO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, Setor, SetorDAO</text:p>
          </table:table-cell>
          <table:table-cell office:value-type="string" calcext:value-type="string">
            <text:p>DataAccessObject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Setor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Behatris Fiorentini</text:p>
          </table:table-cell>
          <table:table-cell office:value-type="string" calcext:value-type="string">
            <text:p>BusinessLayoutLayer, DataAccessResponse, ResponseType, Setor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Usu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Usuario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Funcionari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BusinessLayoutLayer, DataAccessResponse, ResponseType, Funcionario</text:p>
          </table:table-cell>
          <table:table-cell office:value-type="string" calcext:value-type="string">
            <text:p>BusinessLayoutLayer</text:p>
          </table:table-cell>
          <table:table-cell/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Terminal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Lucas Quintela</text:p>
          </table:table-cell>
          <table:table-cell office:value-type="string" calcext:value-type="string">
            <text:p>DataAccessObject, DataAccessResponse, ResponseType, Terminal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.bll</text:p>
          </table:table-cell>
          <table:table-cell office:value-type="string" calcext:value-type="string">
            <text:p>GrupoBLL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Jonas Rodrigues</text:p>
          </table:table-cell>
          <table:table-cell office:value-type="string" calcext:value-type="string">
            <text:p>BusinessLayoutLayer, DataAccessResponse, ResponseType, Grupo</text:p>
          </table:table-cell>
          <table:table-cell office:value-type="string" calcext:value-type="string">
            <text:p>BusinessLayoutLayer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/>
          <table:table-cell office:value-type="string" calcext:value-type="string">
            <text:p>Serializable</text:p>
          </table:table-cell>
          <table:table-cell office:value-type="string" calcext:value-type="string">
            <text:p>FEITO</text:p>
          </table:table-cell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ClientConnection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lientRequest, FuncionarioBLL, SetorB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rver</text:p>
          </table:table-cell>
          <table:table-cell office:value-type="string" calcext:value-type="string">
            <text:p>Launch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arlos Rodrigues</text:p>
          </table:table-cell>
          <table:table-cell office:value-type="string" calcext:value-type="string">
            <text:p>ConnectionManager, ClientConnection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8">00/00/0000</text:date>, <text:time style:data-style-name="N2" text:time-value="08:54:41.93021603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los Filho</meta:initial-creator>
    <meta:creation-date>2015-06-14T16:30:07.620368434</meta:creation-date>
    <dc:date>2015-06-18T17:14:51.689530248</dc:date>
    <dc:creator>Carlos Filho</dc:creator>
    <meta:editing-duration>P1DT9H52M6S</meta:editing-duration>
    <meta:editing-cycles>10</meta:editing-cycles>
    <meta:generator>LibreOffice/4.2.8.2$Linux_X86_64 LibreOffice_project/420m0$Build-2</meta:generator>
    <meta:document-statistic meta:table-count="1" meta:cell-count="200" meta:object-count="0"/>
  </office:meta>
</office:document-meta>
</file>